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45650d"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2f03df"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2fbee1"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65"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66" style:family="paragraph" style:parent-style-name="Footnote">
      <style:text-properties fo:language="en" fo:country="US" officeooo:rsid="001574ba" officeooo:paragraph-rsid="001574ba"/>
    </style:style>
    <style:style style:name="P67" style:family="paragraph" style:parent-style-name="Footnote">
      <style:text-properties fo:language="en" fo:country="US" officeooo:rsid="001adb1c" officeooo:paragraph-rsid="001adb1c"/>
    </style:style>
    <style:style style:name="P68" style:family="paragraph" style:parent-style-name="Footnote">
      <style:text-properties fo:language="en" fo:country="US" officeooo:rsid="001bf75b" officeooo:paragraph-rsid="001bf75b"/>
    </style:style>
    <style:style style:name="P69" style:family="paragraph" style:parent-style-name="Footnote">
      <style:text-properties fo:language="en" fo:country="US" officeooo:rsid="001add3c" officeooo:paragraph-rsid="001add3c"/>
    </style:style>
    <style:style style:name="P70" style:family="paragraph" style:parent-style-name="Footnote">
      <style:text-properties fo:language="en" fo:country="US" officeooo:rsid="00103581" officeooo:paragraph-rsid="00103581"/>
    </style:style>
    <style:style style:name="P71" style:family="paragraph" style:parent-style-name="Footnote">
      <style:text-properties officeooo:rsid="001e5286" officeooo:paragraph-rsid="001e5286"/>
    </style:style>
    <style:style style:name="P72" style:family="paragraph" style:parent-style-name="Footnote">
      <style:text-properties officeooo:rsid="0023fa52" officeooo:paragraph-rsid="0023fa52"/>
    </style:style>
    <style:style style:name="P73" style:family="paragraph" style:parent-style-name="Footnote">
      <style:text-properties officeooo:rsid="00253341" officeooo:paragraph-rsid="00253341"/>
    </style:style>
    <style:style style:name="P74" style:family="paragraph" style:parent-style-name="Footnote">
      <style:text-properties fo:language="de" fo:country="DE" officeooo:rsid="0034efe6" officeooo:paragraph-rsid="0028d76c"/>
    </style:style>
    <style:style style:name="P75" style:family="paragraph" style:parent-style-name="Footnote">
      <style:text-properties officeooo:rsid="0028d76c" officeooo:paragraph-rsid="0028d76c"/>
    </style:style>
    <style:style style:name="P76" style:family="paragraph" style:parent-style-name="Footnote">
      <style:text-properties officeooo:rsid="0029d97d" officeooo:paragraph-rsid="0029d97d"/>
    </style:style>
    <style:style style:name="P77" style:family="paragraph" style:parent-style-name="Footnote">
      <style:text-properties officeooo:rsid="002dae2f" officeooo:paragraph-rsid="002dae2f"/>
    </style:style>
    <style:style style:name="P78" style:family="paragraph" style:parent-style-name="Footnote">
      <style:text-properties officeooo:rsid="00320c6a" officeooo:paragraph-rsid="00320c6a"/>
    </style:style>
    <style:style style:name="P79" style:family="paragraph" style:parent-style-name="Footnote">
      <style:text-properties officeooo:rsid="003a8470" officeooo:paragraph-rsid="003a8470"/>
    </style:style>
    <style:style style:name="P80" style:family="paragraph" style:parent-style-name="Footnote">
      <style:text-properties officeooo:rsid="003df9ff" officeooo:paragraph-rsid="003df9ff"/>
    </style:style>
    <style:style style:name="P81" style:family="paragraph" style:parent-style-name="Footnote">
      <style:text-properties officeooo:paragraph-rsid="0040e5da"/>
    </style:style>
    <style:style style:name="P82" style:family="paragraph" style:parent-style-name="Footnote">
      <style:text-properties officeooo:rsid="0045650d" officeooo:paragraph-rsid="0045650d"/>
    </style:style>
    <style:style style:name="P83" style:family="paragraph" style:parent-style-name="Footnote">
      <style:text-properties officeooo:rsid="0051473d" officeooo:paragraph-rsid="0051473d"/>
    </style:style>
    <style:style style:name="P84" style:family="paragraph" style:parent-style-name="Footnote">
      <style:text-properties officeooo:rsid="0053109a" officeooo:paragraph-rsid="0053109a"/>
    </style:style>
    <style:style style:name="P85" style:family="paragraph" style:parent-style-name="Footnote">
      <style:text-properties officeooo:rsid="00540278" officeooo:paragraph-rsid="00540278"/>
    </style:style>
    <style:style style:name="P86"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90" style:family="paragraph" style:parent-style-name="Heading_20_1">
      <style:text-properties fo:language="en" fo:country="US" officeooo:rsid="00102e6e" officeooo:paragraph-rsid="00102e6e"/>
    </style:style>
    <style:style style:name="P91" style:family="paragraph" style:parent-style-name="Heading_20_1">
      <style:text-properties officeooo:rsid="0023fa52" officeooo:paragraph-rsid="0023fa52"/>
    </style:style>
    <style:style style:name="P92" style:family="paragraph" style:parent-style-name="Heading_20_1">
      <style:text-properties officeooo:rsid="003fbb91" officeooo:paragraph-rsid="003fbb9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officeooo:rsid="001906d8"/>
    </style:style>
    <style:style style:name="T57" style:family="text">
      <style:text-properties officeooo:rsid="006e2c41"/>
    </style:style>
    <style:style style:name="T58"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60"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1"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62" style:family="text">
      <style:text-properties officeooo:rsid="001add3c"/>
    </style:style>
    <style:style style:name="T63" style:family="text">
      <style:text-properties officeooo:rsid="002436e0"/>
    </style:style>
    <style:style style:name="T64" style:family="text">
      <style:text-properties officeooo:rsid="0068bd4b"/>
    </style:style>
    <style:style style:name="T65" style:family="text">
      <style:text-properties officeooo:rsid="001c4365"/>
    </style:style>
    <style:style style:name="T66" style:family="text">
      <style:text-properties officeooo:rsid="001e307c"/>
    </style:style>
    <style:style style:name="T67" style:family="text">
      <style:text-properties officeooo:rsid="001ea90a"/>
    </style:style>
    <style:style style:name="T68" style:family="text">
      <style:text-properties officeooo:rsid="00208781"/>
    </style:style>
    <style:style style:name="T69" style:family="text">
      <style:text-properties officeooo:rsid="00224361"/>
    </style:style>
    <style:style style:name="T70" style:family="text">
      <style:text-properties officeooo:rsid="0023fa52"/>
    </style:style>
    <style:style style:name="T71" style:family="text">
      <style:text-properties officeooo:rsid="00253341"/>
    </style:style>
    <style:style style:name="T72" style:family="text">
      <style:text-properties officeooo:rsid="00254b79"/>
    </style:style>
    <style:style style:name="T73" style:family="text">
      <style:text-properties officeooo:rsid="0025c758"/>
    </style:style>
    <style:style style:name="T74" style:family="text">
      <style:text-properties officeooo:rsid="0027a41a"/>
    </style:style>
    <style:style style:name="T75" style:family="text">
      <style:text-properties officeooo:rsid="00282432"/>
    </style:style>
    <style:style style:name="T76"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77"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78" style:family="text">
      <style:text-properties fo:color="#ff3333"/>
    </style:style>
    <style:style style:name="T79" style:family="text">
      <style:text-properties fo:color="#ff3333" fo:font-style="normal" style:font-style-asian="normal" style:font-style-complex="normal"/>
    </style:style>
    <style:style style:name="T80" style:family="text">
      <style:text-properties fo:color="#ff3333" fo:font-style="normal" officeooo:rsid="00363f11" style:font-style-asian="normal" style:font-style-complex="normal"/>
    </style:style>
    <style:style style:name="T81" style:family="text">
      <style:text-properties fo:color="#ff3333" fo:font-style="normal" officeooo:rsid="002fbee1" style:font-style-asian="normal" style:font-style-complex="normal"/>
    </style:style>
    <style:style style:name="T82" style:family="text">
      <style:text-properties fo:color="#ff3333" fo:font-style="normal" officeooo:rsid="0038195f" style:font-style-asian="normal" style:font-style-complex="normal"/>
    </style:style>
    <style:style style:name="T83" style:family="text">
      <style:text-properties fo:color="#ff3333" fo:font-style="normal" officeooo:rsid="00404d6c" style:font-style-asian="normal" style:font-style-complex="normal"/>
    </style:style>
    <style:style style:name="T84" style:family="text">
      <style:text-properties fo:color="#ff3333" fo:font-style="normal" officeooo:rsid="0042aad8" style:font-style-asian="normal" style:font-style-complex="normal"/>
    </style:style>
    <style:style style:name="T85" style:family="text">
      <style:text-properties fo:color="#ff3333" fo:font-style="normal" officeooo:rsid="004349bd" style:font-style-asian="normal" style:font-style-complex="normal"/>
    </style:style>
    <style:style style:name="T86" style:family="text">
      <style:text-properties fo:color="#ff3333" fo:font-style="normal" officeooo:rsid="004dab18" style:font-style-asian="normal" style:font-style-complex="normal"/>
    </style:style>
    <style:style style:name="T87" style:family="text">
      <style:text-properties fo:color="#ff3333" fo:font-style="normal" officeooo:rsid="0053f43b" style:font-style-asian="normal" style:font-style-complex="normal"/>
    </style:style>
    <style:style style:name="T88" style:family="text">
      <style:text-properties fo:color="#ff3333" officeooo:rsid="004dab18"/>
    </style:style>
    <style:style style:name="T89" style:family="text">
      <style:text-properties fo:color="#3333ff"/>
    </style:style>
    <style:style style:name="T90" style:family="text">
      <style:text-properties fo:color="#3333ff" fo:font-style="italic" style:font-style-asian="italic" style:font-style-complex="italic"/>
    </style:style>
    <style:style style:name="T91" style:family="text">
      <style:text-properties fo:color="#3333ff" fo:font-style="italic" officeooo:rsid="00363f11" style:font-style-asian="italic" style:font-style-complex="italic"/>
    </style:style>
    <style:style style:name="T92" style:family="text">
      <style:text-properties fo:color="#3333ff" fo:font-style="italic" officeooo:rsid="0051473d" style:font-style-asian="italic" style:font-style-complex="italic"/>
    </style:style>
    <style:style style:name="T93" style:family="text">
      <style:text-properties fo:color="#3333ff" officeooo:rsid="003951bb"/>
    </style:style>
    <style:style style:name="T94" style:family="text">
      <style:text-properties fo:color="#3333ff" officeooo:rsid="0040e5da"/>
    </style:style>
    <style:style style:name="T95" style:family="text">
      <style:text-properties fo:color="#3333ff" officeooo:rsid="0045650d"/>
    </style:style>
    <style:style style:name="T96" style:family="text">
      <style:text-properties officeooo:rsid="00404d6c"/>
    </style:style>
    <style:style style:name="T97" style:family="text">
      <style:text-properties fo:language="de" fo:country="DE" officeooo:rsid="002a31d4"/>
    </style:style>
    <style:style style:name="T98" style:family="text">
      <style:text-properties fo:language="de" fo:country="DE" officeooo:rsid="006e2c41"/>
    </style:style>
    <style:style style:name="T99" style:family="text">
      <style:text-properties fo:language="de" fo:country="DE" officeooo:rsid="0045650d"/>
    </style:style>
    <style:style style:name="T100" style:family="text">
      <style:text-properties officeooo:rsid="0045650d"/>
    </style:style>
    <style:style style:name="T101" style:family="text">
      <style:text-properties officeooo:rsid="004b34b5"/>
    </style:style>
    <style:style style:name="T102" style:family="text">
      <style:text-properties officeooo:rsid="004de15a"/>
    </style:style>
    <style:style style:name="T103" style:family="text">
      <style:text-properties officeooo:rsid="00514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Oh no, the <text:span text:style-name="T66">Internet</text:span> disrupted something… again</text:h>
      <text:p text:style-name="P65"/>
      <text:p text:style-name="P2">Quite <text:span text:style-name="T6">regularly</text:span> many <text:span text:style-name="T56">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f course, when we learned to write them down, we also learned to tell different stories, and invented other interesting stuff, for example construction blueprints. Other technologies followed and created the <text:s/>cyborgs we now all have to endure.</text:span><text:note text:id="ftn1" text:note-class="footnote"><text:note-citation>1</text:note-citation><text:note-body><text:p text:style-name="P70">Clark, Natural Born Cyborgs</text:p></text:note-body></text:note></text:p>
      <text:p text:style-name="P4">Each of these technologies disrupted established <text:span text:style-name="T6">traditions, societies, systems. During the latest technical revolution, the digital one, another system was disrupted: Truth.</text:span></text:p>
      <text:p text:style-name="P5">Michael Seemann has analyzed the digital revolution in his impressive book “<text:span text:style-name="T7">The Digital Tailspin – Rules for the Internet after Snowden”. He talks about the death of the gatekeepers, how the institutions, which until recently controlled truth in the western world, lost their control about the increasingly decentralized production of knowledge.</text:span></text:p>
      <text:p text:style-name="P5"><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6"><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text:span><text:soft-page-break/><text:span text:style-name="T7">had hidden from the world. And that was a good effect – they became more and more permeable, as we had to learn how to deal with the opinions of others.</text:span></text:p>
      <text:p text:style-name="P7"><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7"><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2</text:note-citation><text:note-body><text:p text:style-name="P66">http://www.ctrl-verlust.net/das-regime-der-demokratischen-wahrheit-teil-i-comical-spicer/</text:p></text:note-body></text:note></text:span><text:span text:style-name="T10">. </text:span><text:span text:style-name="T13">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56">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65">intersubjectivity</text:span>, and that <text:span text:style-name="T65">the social objectivity </text:span>it produces <text:span text:style-name="T65">instead is the cause of </text:span>exclusion <text:span text:style-name="T65">and oppression of different forms of subjectivity and subjective knowledge.</text:span></text:p>
      <text:p text:style-name="P18"><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as you </text:span><text:span text:style-name="T14">of</text:span><text:span text:style-name="T7"> this guy.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1"><text:soft-page-break/>But this doesn’t mean, that the observation of different coexisting truths isn’t valid. Or that just because Trump certainly doesn’t ha<text:span text:style-name="T69">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3</text:note-citation><text:note-body><text:p text:style-name="P71">http://www.spiegel.de/wirtschaft/unternehmen/donald-trump-die-wahrheit-hinter-trumps-milliarden-a-1077765.html</text:p></text:note-body></text:note>.</text:p>
      <text:p text:style-name="P8"><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5"><text:span text:style-name="T14">This leads to a world view, </text:span><text:span text:style-name="T15">and to new problems. I realize that I make a lot of mistakes when I try to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 the social objectivity right. </text:span></text:p>
      <text:p text:style-name="P15"><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4"><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6"><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text:p>
      <text:p text:style-name="P16"><text:span text:style-name="T14">T</text:span><text:span text:style-name="T7">hese informations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4" text:note-class="footnote"><text:note-citation>4</text:note-citation><text:note-body><text:p text:style-name="P67">Seemann (2014), p. 18</text:p></text:note-body></text:note></text:span></text:p>
      <text:p text:style-name="P16"><text:soft-page-break/><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6"><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86">„(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5</text:note-citation><text:note-body><text:p text:style-name="P68">Rorty <text:span text:style-name="T57">(2009): p. </text:span>73</text:p></text:note-body></text:note></text:p>
      <text:p text:style-name="P17"><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6</text:note-citation><text:note-body><text:p text:style-name="P67">Rorty (2009): p. xv</text:p></text:note-body></text:note></text:span><text:span text:style-name="T7"> </text:span><text:span text:style-name="T58">Out of this moral standpoint he </text:span><text:span text:style-name="T59">analyzes</text:span><text:span text:style-name="T58"> different vocabularies, for example by Orwell and Nabokov, who both found different ways of describing and attacking new forms of cruelty.</text:span></text:p>
      <text:p text:style-name="P1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62">until they become autonomous: until they are able to make their own rules about their own existence.</text:span></text:p>
      <text:p text:style-name="P19">I think this correlates to a far degree with condemning crue<text:span text:style-name="T63">l</text:span>ty. People stop using cruelty pretty fast, when they don‘t see themselves forced to it; <text:span text:style-name="T62">and</text:span> when they allow someone‘s autonomy, they can‘t inflict cruelty on them.</text:p>
      <text:p text:style-name="P19"><text:span text:style-name="T67">So I’ve chosen autonomy as my goal – not only my own autonomy, but rather that of all beings I am able to communicate with. </text:span>I call this attitu<text:span text:style-name="T64">d</text:span>e <text:span text:style-name="T62">a </text:span>„radical ironist“, w<text:span text:style-name="T64">hic</text:span>h differs from other radicals by neither insisting on <text:span text:style-name="T67">my</text:span> current vocab<text:span text:style-name="T64">ulary, like </text:span>the liberal ironists <text:span text:style-name="T67">don’t</text:span>.<text:note text:id="ftn7" text:note-class="footnote"><text:note-citation>7</text:note-citation><text:note-body><text:p text:style-name="P69">Lefherz “<text:span text:style-name="T103">Nietzsche”</text:span> (2016), p. 3<text:span text:style-name="T100">+</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copy from knowledge building institutions like physics or Wikipedia, which should I verify? <text:span text:style-name="T68">Which </text:span><text:soft-page-break/><text:span text:style-name="T68">freedoms do I have as a cyborg, damned to perceiving on my own, and how can I help others to use their respective freedoms?</text:span></text:p>
      <text:p text:style-name="P20"/>
      <text:h text:style-name="P91" text:outline-level="1">Do we need Science to perceive?</text:h>
      <text:p text:style-name="P20"/>
      <text:p text:style-name="P26"><text:span text:style-name="T61">P</text:span><text:span text:style-name="T60">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61">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70">or rather, worldometers.info, which refines this data</text:span>.<text:note text:id="ftn8" text:note-class="footnote"><text:note-citation>8</text:note-citation><text:note-body><text:p text:style-name="P72">http://www.worldometers.info/world-population/</text:p></text:note-body></text:note></text:p>
      <text:p text:style-name="P23">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71">and we tend to forget that less than half of them has Internet access at the moment.</text:span><text:span text:style-name="T71"><text:note text:id="ftn9" text:note-class="footnote"><text:note-citation>9</text:note-citation><text:note-body><text:p text:style-name="P73">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73">on</text:span> figures which are only collected every second year.</text:p>
      <text:p text:style-name="P24">But more importantly, they have a lower opportunity to come up with better numbers. So if I meet one of them, <text:span text:style-name="T72">and tell them this data I found on the Internet – around 7.5 billion people on this earth – they can refuse to believe my sources, they can refuse to connect this data to their knowledge and say “well, I guess we will never find out”. At that moment where they have to know how </text:span><text:soft-page-break/><text:span text:style-name="T72">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73">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73">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74">because the data which is produced according to these standards tends to be very useful. For delicate actions, highly accurate data can be important. If I want to argue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7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8"><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ese horror stories), making decisions on the ground of poorly checked information is pretty common also in scientific environments.</text:span></text:p>
      <text:p text:style-name="P29"><text:soft-page-break/><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0</text:note-citation><text:note-body><text:p text:style-name="P75">Gruen (2014): p. 403</text:p></text:note-body></text:note></text:span><text:span text:style-name="T7"> and second order cyberneticians, which criticize first order cyberneticians for equalizing cyborg brains with computer circuits.</text:span><text:span text:style-name="T7"><text:note text:id="ftn11" text:note-class="footnote"><text:note-citation>11</text:note-citation><text:note-body><text:p text:style-name="P74">Foerster <text:span text:style-name="T76">/Pörksen</text:span><text:span text:style-name="T57">(2008): p. </text:span>11<text:span text:style-name="T57">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2" text:note-class="footnote"><text:note-citation>12</text:note-citation><text:note-body><text:p text:style-name="P76">https://anthroblog.anthroweb.info/2013/der-rassismus-als-monstroses-kind-der-aufklarung-iv/</text:p></text:note-body></text:note></text:span></text:p>
      <text:p text:style-name="P28"><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2"/>
      <text:h text:style-name="P92" text:outline-level="1">Finding the Intricate Paths of Doubt</text:h>
      <text:p text:style-name="P52"/>
      <text:p text:style-name="P53">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3">I can’t claim that I will ever be done with this. Doubt is a weapon against false securities which sneak into our minds all the time, and I don’t think they will ever stop.</text:p>
      <text:p text:style-name="P31"><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0"><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4">You see, this concept doesn’t solve all of the problems. But I chose it pragmatically. I think, it does the right steps in the right direction, even if I know that I can never reach the target in that direction, if I take them.</text:p>
      <text:p text:style-name="P54"><text:soft-page-break/>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3"><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4"><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80">God doesn’t exist</text:span><text:span text:style-name="T81">, because I don’t want to change my opinion</text:span><text:span text:style-name="T28">”</text:span><text:span text:style-name="T7">.</text:span><text:span text:style-name="T7"><text:note text:id="ftn13" text:note-class="footnote"><text:note-citation>13</text:note-citation><text:note-body><text:p text:style-name="P77">Peirce (1877), p. 6</text:p></text:note-body></text:note></text:span></text:p>
      <text:p text:style-name="P34"><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35"><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90">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rationality has the job to reflect on this. To make the dropping of obviously wrong information less painful, helps a lot.</text:span></text:p>
      <text:p text:style-name="P36"><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7"><text:soft-page-break/><text:span text:style-name="T7">For the believer, this expresses itself in “</text:span><text:span text:style-name="T80">God doesn’t exist</text:span><text:span text:style-name="T79">, because </text:span><text:span text:style-name="T80">my mother</text:span><text:span text:style-name="T79">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are believed in such a way, but anyone can. It depends on the believer, whom he trusts, and whom not.</text:span></text:p>
      <text:p text:style-name="P38"><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90">Whom do I have to trust to believe this information?</text:span></text:p>
      <text:p text:style-name="P38"><text:span text:style-name="T7">Well, we trust a lot of people. We also trust them to control each other’s truth, for example a peer reviewed paper is more easily trusted than a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9"><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40"><text:span text:style-name="T7">Who holds a belief because it was formed by the method of reason thinks: “</text:span><text:span text:style-name="T80">God doesn’t exist</text:span><text:span text:style-name="T79">, because </text:span><text:span text:style-name="T80">my reason says it’s impossible</text:span><text:span text:style-name="T79">.</text:span><text:span text:style-name="T7">” Peirce includes in this method, that these systems usually don’t rest on observable facts, but rather on fundamental propositions, which are “agreeable to reason”.</text:span><text:span text:style-name="T7"><text:note text:id="ftn14" text:note-class="footnote"><text:note-citation>14</text:note-citation><text:note-body><text:p text:style-name="P78">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1"><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text:span><text:soft-page-break/><text:span text:style-name="T7">nious chords.”</text:span><text:span text:style-name="T7"><text:note text:id="ftn15" text:note-class="footnote"><text:note-citation>15</text:note-citation><text:note-body><text:p text:style-name="P78">Ibid, p. 9</text:p></text:note-body></text:note></text:span><text:span text:style-name="T7"> </text:span><text:span text:style-name="T31">So the belief is able to be doubted, as soon as someone doesn’t agree to the foundation anymore, as soon as the consensus breaks.</text:span></text:p>
      <text:p text:style-name="P55">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2"><text:span text:style-name="T7">To question one’s reasoned beliefs, one should ask oneself, on which propositions they rest. One may find, that these propositions themselves are usually grounded only in tenacity, or authority. </text:span><text:span text:style-name="T90">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3"><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80">God doesn’t exist, because I did never encounter </text:span><text:span text:style-name="T82">her</text:span><text:span text:style-name="T80">.</text:span><text:span text:style-name="T32">” But maybe she hides somewhere?</text:span></text:p>
      <text:p text:style-name="P43"><text:span text:style-name="T32">I have to wonder: </text:span><text:span text:style-name="T91">Did I check enough sources to rightly believe so?</text:span><text:span text:style-name="T32"> I’m pretty sure I didn’t, because what means </text:span><text:span text:style-name="T5">rightly</text:span><text:span text:style-name="T32">? Well, I waited for god to tell me when I could abort my search, but as she didn’t tell me, I decided to call it a day and stop looking for her. So the only authority which can say whether I have took enough sources into account seems to be myself.</text:span></text:p>
      <text:p text:style-name="P44"><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79">God does exist, because I saw her there and then!</text:span><text:span text:style-name="T7">”</text:span></text:p>
      <text:p text:style-name="P45">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93">How</text:span><text:span text:style-name="T89">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6"><text:span text:style-name="T7">Data you once collected can be outdated very fast, which leads me to one of the reasons this can be the case: neglection of the own role in the process of perception. Perceiving is an action, and can </text:span><text:soft-page-break/><text:span text:style-name="T7">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6" text:note-class="footnote"><text:note-citation>16</text:note-citation><text:note-body><text:p text:style-name="P79">https://www.livescience.com/56691-the-science-of-fear.html</text:p></text:note-body></text:note></text:span></text:p>
      <text:p text:style-name="P47"><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7" text:note-class="footnote"><text:note-citation>17</text:note-citation><text:note-body><text:p text:style-name="P80">Jönsson (1961)</text:p></text:note-body></text:note></text:span></text:p>
      <text:p text:style-name="P48"><text:span text:style-name="T7">One who doesn’t take this into account may say “</text:span><text:span text:style-name="T79">God doesn’t exist, </text:span><text:span text:style-name="T83">I built a machine and know every molecule in the universe, she isn’t here</text:span><text:span text:style-name="T38">” and wouldn’t realize that they would have </text:span><text:span text:style-name="T96">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9"><text:span text:style-name="T7">I</text:span><text:span text:style-name="T39">f one would want to doubt their information after the criteria of self-referentiality, one could ask themselves: </text:span><text:span text:style-name="T94">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39"><text:note text:id="ftn18" text:note-class="footnote"><text:note-citation>18</text:note-citation><text:note-body><text:p text:style-name="P81"><text:span text:style-name="T97">Foerster</text:span><text:span text:style-name="T77">/Pörksen</text:span><text:span text:style-name="T98">(2008), </text:span><text:span text:style-name="T99">p</text:span><text:span text:style-name="T98">. </text:span><text:span text:style-name="T97">114</text:span></text:p></text:note-body></text:note></text:span></text:p>
      <text:p text:style-name="P50"><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85">God doesn’t exist</text:span><text:span text:style-name="T84">, </text:span><text:span text:style-name="T85">because other gods neither exist/</text:span><text:span text:style-name="T86">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51"><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text:span><text:soft-page-break/><text:span text:style-name="T41">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 the information I had about him. For my own safety I chose not to check closer first, though.</text:span></text:p>
      <text:p text:style-name="P51"><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19" text:note-class="footnote"><text:note-citation>19</text:note-citation><text:note-body><text:p text:style-name="P82">Sartre (1989), p. 3+</text:p></text:note-body></text:note></text:span><text:span text:style-name="T42"> So if we want to understand existence, we have to let it tell us what it is, rather than just relating it to the essences we learned somewhere else. </text:span><text:span text:style-name="T95">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6">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78">Poverty is not a problem in society, because who has no bread may eat cake/</text:span><text:span text:style-name="T88">God doesn’t exist, because I don’t want to acknowledge she is worse off than me</text:span><text:span text:style-name="T78">.</text:span>” Sentences like this one are usually a symptom of privilege, which can be reflected on.</text:p>
      <text:p text:style-name="P56">The notion of reflecting privilege comes out of activist circles and builds upon a certain understanding of justice: that one is responsible for making the structure of society more equal. <text:span text:style-name="T101">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text:soft-page-break/>rich perspectives, so social problems can be understood and solved in a holistic manner. <text:span text:style-name="T90">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0" text:note-class="footnote"><text:note-citation>20</text:note-citation><text:note-body><text:p text:style-name="P83">Lefherz “Herrschaftsinstrument” (2016), p. 6</text:p></text:note-body></text:note></text:span><text:span text:style-name="T46"> So I need to tag numbers to anything by trying to understand it. Colors get numbers, hexadecimal codes which range from #000000 to #FFFFFF.</text:span></text:p>
      <text:p text:style-name="P22"><text:span text:style-name="T46">Remember the (sexist) joke, that men recognize only ten colors, and women also recognize colors like “Auburn” or “Azure”? Well, they probably don’t know “Alien Armpit”, which </text:span><text:span text:style-name="T47">has the hex code</text:span><text:span text:style-name="T46"> </text:span>#C5E17A <text:span text:style-name="T102">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58"><text:span text:style-name="T7">But did they recognize the real colors here?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49">perception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59"><text:span text:style-name="T7">When we try to formalize our perceived world for calculation, we have to quantify it. This always fails to acknowledge all qualitative variations. “</text:span><text:span text:style-name="T79">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59"><text:span text:style-name="T7">To doubt this, we can only ask ourselves: </text:span><text:span text:style-name="T90">Did my quantitative representation of my perception miss </text:span><text:span text:style-name="T92">any shades of grey,</text:span><text:span text:style-name="T90">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text:span><text:soft-page-break/><text:span text:style-name="T50">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60"><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87">Interacting with the world is always influencing, using power, claiming a part of it for ones own sustenance. So it’s pretty intuitive for technology to be an instrument of power. Or is it?</text:p>
      <text:p text:style-name="P61"><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1" text:note-class="footnote"><text:note-citation>21</text:note-citation><text:note-body><text:p text:style-name="P84">https://medium.com/hh-design/the-world-is-designed-for-men-d06640654491</text:p></text:note-body></text:note></text:span></text:p>
      <text:p text:style-name="P62"><text:span text:style-name="T7">After Adorno’s and Horkheimer’s definition of instruments of power, Enlightenment always pursued the goal of taking fear from cyborgs and making them lords.</text:span><text:span text:style-name="T7"><text:note text:id="ftn22" text:note-class="footnote"><text:note-citation>22</text:note-citation><text:note-body><text:p text:style-name="P84">Adorno/Horkheimer (2006), p. 9</text:p></text:note-body></text:note></text:span><text:span text:style-name="T7"> Further they criticize the “patriarchal” marriage between human reason and nature, the reason which conquers superstition, shall command nature.</text:span><text:span text:style-name="T7"><text:note text:id="ftn23" text:note-class="footnote"><text:note-citation>23</text:note-citation><text:note-body><text:p text:style-name="P84">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4" text:note-class="footnote"><text:note-citation>24</text:note-citation><text:note-body><text:p text:style-name="P84">Lefherz “Herrschaftsinstrument” (2016), p. 16+</text:p></text:note-body></text:note></text:span></text:p>
      <text:p text:style-name="P63"><text:span text:style-name="T7">“</text:span><text:span text:style-name="T87">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5" text:note-class="footnote"><text:note-citation>25</text:note-citation><text:note-body><text:p text:style-name="P85">Ibid, p. 3</text:p></text:note-body></text:note></text:span></text:p>
      <text:p text:style-name="P8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64"><text:soft-page-break/><text:span text:style-name="T7">Therefore, as a radical ironist, wanting to get rid of power and oppression rather than developing the tools for it, I might want to doubt my instrumental use of rationality. </text:span><text:span text:style-name="T90">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64"><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1T13:12:10.368499317</dc:date>
    <meta:editing-duration>PT1H29M2S</meta:editing-duration>
    <meta:editing-cycles>10</meta:editing-cycles>
    <meta:generator>LibreOffice/5.1.6.2$Linux_X86_64 LibreOffice_project/10m0$Build-2</meta:generator>
    <meta:document-statistic meta:table-count="0" meta:image-count="0" meta:object-count="0" meta:page-count="15" meta:paragraph-count="118" meta:word-count="6798" meta:character-count="40183" meta:non-whitespace-character-count="33469"/>
  </office:meta>
</office:document-meta>
</file>